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76.31pt"/>
    </style:style>
    <style:style style:name="co5" style:family="table-column">
      <style:table-column-properties fo:break-before="auto" style:column-width="94.34pt"/>
    </style:style>
    <style:style style:name="co6" style:family="table-column">
      <style:table-column-properties fo:break-before="auto" style:column-width="88.3pt"/>
    </style:style>
    <style:style style:name="co7" style:family="table-column">
      <style:table-column-properties fo:break-before="auto" style:column-width="71.15pt"/>
    </style:style>
    <style:style style:name="co8" style:family="table-column">
      <style:table-column-properties fo:break-before="auto" style:column-width="78.69pt"/>
    </style:style>
    <style:style style:name="co9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25"/>
    <style:style style:name="ce4" style:family="table-cell" style:parent-style-name="Default" style:data-style-name="N125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Experimento</text:p>
          </table:table-cell>
          <table:table-cell office:value-type="string" calcext:value-type="string">
            <text:p>Termos na Entrada</text:p>
          </table:table-cell>
          <table:table-cell office:value-type="string" calcext:value-type="string">
            <text:p>Termos Indexad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Crescimento</text:p>
          </table:table-cell>
          <table:table-cell table:style-name="Default" office:value-type="string" calcext:value-type="string">
            <text:p>T. Extração</text:p>
          </table:table-cell>
          <table:table-cell table:style-name="Default" office:value-type="string" calcext:value-type="string">
            <text:p>Crescimento</text:p>
          </table:table-cell>
          <table:table-cell table:style-name="Default" office:value-type="string" calcext:value-type="string">
            <text:p>T. Construção</text:p>
          </table:table-cell>
          <table:table-cell table:style-name="Default" office:value-type="string" calcext:value-type="string">
            <text:p>Crescimento</text:p>
          </table:table-cell>
          <table:table-cell table:style-name="Default" office:value-type="string" calcext:value-type="string">
            <text:p>T. Total</text:p>
          </table:table-cell>
          <table:table-cell table:style-name="Default" office:value-type="string" calcext:value-type="string">
            <text:p>Crescimento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378" calcext:value-type="float">
            <text:p>1437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288636684417725" calcext:value-type="float">
            <text:p>0.0288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165669918060303" calcext:value-type="float">
            <text:p>0.0165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478301048278809" calcext:value-type="float">
            <text:p>0.04783</text:p>
          </table:table-cell>
          <table:table-cell table:style-name="ce4" office:value-type="string" calcext:value-type="string">
            <text:p>-</text:p>
          </table:table-cell>
          <table:table-cell table:style-name="ce2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-</text:p>
          </table:table-cell>
          <table:table-cell office:value-type="float" office:value="0.0279080867767334" calcext:value-type="float">
            <text:p>0.02791</text:p>
          </table:table-cell>
          <table:table-cell office:value-type="string" calcext:value-type="string">
            <text:p>-</text:p>
          </table:table-cell>
          <table:table-cell office:value-type="float" office:value="0.0168406963348389" calcext:value-type="float">
            <text:p>0.01684</text:p>
          </table:table-cell>
          <table:table-cell office:value-type="string" calcext:value-type="string">
            <text:p>-</text:p>
          </table:table-cell>
          <table:table-cell office:value-type="float" office:value="0.0471706390380859" calcext:value-type="float">
            <text:p>0.04717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-</text:p>
          </table:table-cell>
          <table:table-cell office:value-type="float" office:value="0.0292325019836426" calcext:value-type="float">
            <text:p>0.02923</text:p>
          </table:table-cell>
          <table:table-cell office:value-type="string" calcext:value-type="string">
            <text:p>-</text:p>
          </table:table-cell>
          <table:table-cell office:value-type="float" office:value="0.0166990756988525" calcext:value-type="float">
            <text:p>0.01670</text:p>
          </table:table-cell>
          <table:table-cell office:value-type="string" calcext:value-type="string">
            <text:p>-</text:p>
          </table:table-cell>
          <table:table-cell office:value-type="float" office:value="0.0483853816986084" calcext:value-type="float">
            <text:p>0.04839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-</text:p>
          </table:table-cell>
          <table:table-cell office:value-type="float" office:value="0.0292012691497803" calcext:value-type="float">
            <text:p>0.02920</text:p>
          </table:table-cell>
          <table:table-cell office:value-type="string" calcext:value-type="string">
            <text:p>-</text:p>
          </table:table-cell>
          <table:table-cell office:value-type="float" office:value="0.0165672302246094" calcext:value-type="float">
            <text:p>0.01657</text:p>
          </table:table-cell>
          <table:table-cell office:value-type="string" calcext:value-type="string">
            <text:p>-</text:p>
          </table:table-cell>
          <table:table-cell office:value-type="float" office:value="0.0482285022735596" calcext:value-type="float">
            <text:p>0.04823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4378" calcext:value-type="float">
            <text:p>14378</text:p>
          </table:table-cell>
          <table:table-cell office:value-type="string" calcext:value-type="string">
            <text:p>-</text:p>
          </table:table-cell>
          <table:table-cell office:value-type="float" office:value="0.0282833576202393" calcext:value-type="float">
            <text:p>0.02828</text:p>
          </table:table-cell>
          <table:table-cell office:value-type="string" calcext:value-type="string">
            <text:p>-</text:p>
          </table:table-cell>
          <table:table-cell office:value-type="float" office:value="0.0166275501251221" calcext:value-type="float">
            <text:p>0.01663</text:p>
          </table:table-cell>
          <table:table-cell office:value-type="string" calcext:value-type="string">
            <text:p>-</text:p>
          </table:table-cell>
          <table:table-cell office:value-type="float" office:value="0.0473442077636719" calcext:value-type="float">
            <text:p>0.04734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756" calcext:value-type="float">
            <text:p>28756</text:p>
          </table:table-cell>
          <table:table-cell table:style-name="ce4" table:formula="of:=[.E7]/[.E2]" office:value-type="float" office:value="2" calcext:value-type="float">
            <text:p>2.00000</text:p>
          </table:table-cell>
          <table:table-cell table:style-name="ce4" office:value-type="float" office:value="0.0128524303436279" calcext:value-type="float">
            <text:p>0.01285</text:p>
          </table:table-cell>
          <table:table-cell table:style-name="ce4" table:formula="of:=[.G7]/[.G2]" office:value-type="float" office:value="0.445280556404517" calcext:value-type="float">
            <text:p>0.44528</text:p>
          </table:table-cell>
          <table:table-cell table:style-name="ce4" office:value-type="float" office:value="0.0363070964813232" calcext:value-type="float">
            <text:p>0.03631</text:p>
          </table:table-cell>
          <table:table-cell table:style-name="ce4" table:formula="of:=[.I7]/[.I2]" office:value-type="float" office:value="2.19153222905004" calcext:value-type="float">
            <text:p>2.19153</text:p>
          </table:table-cell>
          <table:table-cell table:style-name="ce4" office:value-type="float" office:value="0.0532946586608887" calcext:value-type="float">
            <text:p>0.05329</text:p>
          </table:table-cell>
          <table:table-cell table:style-name="ce4" table:formula="of:=[.K7]/[.K2]" office:value-type="float" office:value="1.1142492547878" calcext:value-type="float">
            <text:p>1.11425</text:p>
          </table:table-cell>
          <table:table-cell table:style-name="ce2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8756" calcext:value-type="float">
            <text:p>28756</text:p>
          </table:table-cell>
          <table:table-cell table:formula="of:=[.E8]/[.E3]" office:value-type="float" office:value="2" calcext:value-type="float">
            <text:p>2.00000</text:p>
          </table:table-cell>
          <table:table-cell office:value-type="float" office:value="0.012660026550293" calcext:value-type="float">
            <text:p>0.01266</text:p>
          </table:table-cell>
          <table:table-cell table:formula="of:=[.G8]/[.G3]" office:value-type="float" office:value="0.453632907607535" calcext:value-type="float">
            <text:p>0.45363</text:p>
          </table:table-cell>
          <table:table-cell office:value-type="float" office:value="0.0372669696807861" calcext:value-type="float">
            <text:p>0.03727</text:p>
          </table:table-cell>
          <table:table-cell table:formula="of:=[.I8]/[.I3]" office:value-type="float" office:value="2.21291144616691" calcext:value-type="float">
            <text:p>2.21291</text:p>
          </table:table-cell>
          <table:table-cell office:value-type="float" office:value="0.0542068481445313" calcext:value-type="float">
            <text:p>0.05421</text:p>
          </table:table-cell>
          <table:table-cell table:formula="of:=[.K8]/[.K3]" office:value-type="float" office:value="1.14916501556751" calcext:value-type="float">
            <text:p>1.1491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8756" calcext:value-type="float">
            <text:p>28756</text:p>
          </table:table-cell>
          <table:table-cell table:formula="of:=[.E9]/[.E4]" office:value-type="float" office:value="2" calcext:value-type="float">
            <text:p>2.00000</text:p>
          </table:table-cell>
          <table:table-cell office:value-type="float" office:value="0.0128169059753418" calcext:value-type="float">
            <text:p>0.01282</text:p>
          </table:table-cell>
          <table:table-cell table:formula="of:=[.G9]/[.G4]" office:value-type="float" office:value="0.438447108718702" calcext:value-type="float">
            <text:p>0.43845</text:p>
          </table:table-cell>
          <table:table-cell office:value-type="float" office:value="0.0375769138336182" calcext:value-type="float">
            <text:p>0.03758</text:p>
          </table:table-cell>
          <table:table-cell table:formula="of:=[.I9]/[.I4]" office:value-type="float" office:value="2.25023914564327" calcext:value-type="float">
            <text:p>2.25024</text:p>
          </table:table-cell>
          <table:table-cell office:value-type="float" office:value="0.0545792579650879" calcext:value-type="float">
            <text:p>0.05458</text:p>
          </table:table-cell>
          <table:table-cell table:formula="of:=[.K9]/[.K4]" office:value-type="float" office:value="1.12801131352153" calcext:value-type="float">
            <text:p>1.1280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8756" calcext:value-type="float">
            <text:p>28756</text:p>
          </table:table-cell>
          <table:table-cell table:formula="of:=[.E10]/[.E5]" office:value-type="float" office:value="2" calcext:value-type="float">
            <text:p>2.00000</text:p>
          </table:table-cell>
          <table:table-cell office:value-type="float" office:value="0.0127592086791992" calcext:value-type="float">
            <text:p>0.01276</text:p>
          </table:table-cell>
          <table:table-cell table:formula="of:=[.G10]/[.G5]" office:value-type="float" office:value="0.436940210158476" calcext:value-type="float">
            <text:p>0.43694</text:p>
          </table:table-cell>
          <table:table-cell office:value-type="float" office:value="0.0371747016906738" calcext:value-type="float">
            <text:p>0.03717</text:p>
          </table:table-cell>
          <table:table-cell table:formula="of:=[.I10]/[.I5]" office:value-type="float" office:value="2.24386944508404" calcext:value-type="float">
            <text:p>2.24387</text:p>
          </table:table-cell>
          <table:table-cell office:value-type="float" office:value="0.0540711879730225" calcext:value-type="float">
            <text:p>0.05407</text:p>
          </table:table-cell>
          <table:table-cell table:formula="of:=[.K10]/[.K5]" office:value-type="float" office:value="1.12114590800109" calcext:value-type="float">
            <text:p>1.1211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28756" calcext:value-type="float">
            <text:p>28756</text:p>
          </table:table-cell>
          <table:table-cell table:formula="of:=[.E11]/[.E6]" office:value-type="float" office:value="2" calcext:value-type="float">
            <text:p>2.00000</text:p>
          </table:table-cell>
          <table:table-cell office:value-type="float" office:value="0.0128936767578125" calcext:value-type="float">
            <text:p>0.01289</text:p>
          </table:table-cell>
          <table:table-cell table:formula="of:=[.G11]/[.G6]" office:value-type="float" office:value="0.455875038987094" calcext:value-type="float">
            <text:p>0.45588</text:p>
          </table:table-cell>
          <table:table-cell office:value-type="float" office:value="0.0369722843170166" calcext:value-type="float">
            <text:p>0.03697</text:p>
          </table:table-cell>
          <table:table-cell table:formula="of:=[.I11]/[.I6]" office:value-type="float" office:value="2.22355572762077" calcext:value-type="float">
            <text:p>2.22356</text:p>
          </table:table-cell>
          <table:table-cell office:value-type="float" office:value="0.0542120933532715" calcext:value-type="float">
            <text:p>0.05421</text:p>
          </table:table-cell>
          <table:table-cell table:formula="of:=[.K11]/[.K6]" office:value-type="float" office:value="1.14506284747402" calcext:value-type="float">
            <text:p>1.14506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00" calcext:value-type="float">
            <text:p>2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7511" calcext:value-type="float">
            <text:p>57511</text:p>
          </table:table-cell>
          <table:table-cell table:style-name="ce4" table:formula="of:=[.E12]/[.E7]" office:value-type="float" office:value="1.99996522464877" calcext:value-type="float">
            <text:p>1.99997</text:p>
          </table:table-cell>
          <table:table-cell table:style-name="ce4" office:value-type="float" office:value="0.0164775848388672" calcext:value-type="float">
            <text:p>0.01648</text:p>
          </table:table-cell>
          <table:table-cell table:style-name="ce4" table:formula="of:=[.G12]/[.G7]" office:value-type="float" office:value="1.28205984380507" calcext:value-type="float">
            <text:p>1.28206</text:p>
          </table:table-cell>
          <table:table-cell table:style-name="ce4" office:value-type="float" office:value="0.0882506370544434" calcext:value-type="float">
            <text:p>0.08825</text:p>
          </table:table-cell>
          <table:table-cell table:style-name="ce4" table:formula="of:=[.I12]/[.I7]" office:value-type="float" office:value="2.43067184124295" calcext:value-type="float">
            <text:p>2.43067</text:p>
          </table:table-cell>
          <table:table-cell table:style-name="ce4" office:value-type="float" office:value="0.112344741821289" calcext:value-type="float">
            <text:p>0.11234</text:p>
          </table:table-cell>
          <table:table-cell table:style-name="ce4" table:formula="of:=[.K12]/[.K7]" office:value-type="float" office:value="2.10799252015353" calcext:value-type="float">
            <text:p>2.10799</text:p>
          </table:table-cell>
          <table:table-cell table:style-name="ce2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57511" calcext:value-type="float">
            <text:p>57511</text:p>
          </table:table-cell>
          <table:table-cell table:formula="of:=[.E13]/[.E8]" office:value-type="float" office:value="1.99996522464877" calcext:value-type="float">
            <text:p>1.99997</text:p>
          </table:table-cell>
          <table:table-cell office:value-type="float" office:value="0.0164976119995117" calcext:value-type="float">
            <text:p>0.01650</text:p>
          </table:table-cell>
          <table:table-cell table:formula="of:=[.G13]/[.G8]" office:value-type="float" office:value="1.30312617702448" calcext:value-type="float">
            <text:p>1.30313</text:p>
          </table:table-cell>
          <table:table-cell office:value-type="float" office:value="0.0881373882293701" calcext:value-type="float">
            <text:p>0.08814</text:p>
          </table:table-cell>
          <table:table-cell table:formula="of:=[.I13]/[.I8]" office:value-type="float" office:value="2.36502696581771" calcext:value-type="float">
            <text:p>2.36503</text:p>
          </table:table-cell>
          <table:table-cell office:value-type="float" office:value="0.11234712600708" calcext:value-type="float">
            <text:p>0.11235</text:p>
          </table:table-cell>
          <table:table-cell table:formula="of:=[.K13]/[.K8]" office:value-type="float" office:value="2.0725633356791" calcext:value-type="float">
            <text:p>2.0725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57511" calcext:value-type="float">
            <text:p>57511</text:p>
          </table:table-cell>
          <table:table-cell table:formula="of:=[.E14]/[.E9]" office:value-type="float" office:value="1.99996522464877" calcext:value-type="float">
            <text:p>1.99997</text:p>
          </table:table-cell>
          <table:table-cell office:value-type="float" office:value="0.0163261890411377" calcext:value-type="float">
            <text:p>0.01633</text:p>
          </table:table-cell>
          <table:table-cell table:formula="of:=[.G14]/[.G9]" office:value-type="float" office:value="1.2738011086722" calcext:value-type="float">
            <text:p>1.27380</text:p>
          </table:table-cell>
          <table:table-cell office:value-type="float" office:value="0.0887734889984131" calcext:value-type="float">
            <text:p>0.08877</text:p>
          </table:table-cell>
          <table:table-cell table:formula="of:=[.I14]/[.I9]" office:value-type="float" office:value="2.3624475759633" calcext:value-type="float">
            <text:p>2.36245</text:p>
          </table:table-cell>
          <table:table-cell office:value-type="float" office:value="0.112794399261475" calcext:value-type="float">
            <text:p>0.11279</text:p>
          </table:table-cell>
          <table:table-cell table:formula="of:=[.K14]/[.K9]" office:value-type="float" office:value="2.06661657682529" calcext:value-type="float">
            <text:p>2.0666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57511" calcext:value-type="float">
            <text:p>57511</text:p>
          </table:table-cell>
          <table:table-cell table:formula="of:=[.E15]/[.E10]" office:value-type="float" office:value="1.99996522464877" calcext:value-type="float">
            <text:p>1.99997</text:p>
          </table:table-cell>
          <table:table-cell office:value-type="float" office:value="0.0166182518005371" calcext:value-type="float">
            <text:p>0.01662</text:p>
          </table:table-cell>
          <table:table-cell table:formula="of:=[.G15]/[.G10]" office:value-type="float" office:value="1.30245160325884" calcext:value-type="float">
            <text:p>1.30245</text:p>
          </table:table-cell>
          <table:table-cell office:value-type="float" office:value="0.0888209342956543" calcext:value-type="float">
            <text:p>0.08882</text:p>
          </table:table-cell>
          <table:table-cell table:formula="of:=[.I15]/[.I10]" office:value-type="float" office:value="2.38928438578263" calcext:value-type="float">
            <text:p>2.38928</text:p>
          </table:table-cell>
          <table:table-cell office:value-type="float" office:value="0.113077402114868" calcext:value-type="float">
            <text:p>0.11308</text:p>
          </table:table-cell>
          <table:table-cell table:formula="of:=[.K15]/[.K10]" office:value-type="float" office:value="2.09126905388662" calcext:value-type="float">
            <text:p>2.0912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57511" calcext:value-type="float">
            <text:p>57511</text:p>
          </table:table-cell>
          <table:table-cell table:formula="of:=[.E16]/[.E11]" office:value-type="float" office:value="1.99996522464877" calcext:value-type="float">
            <text:p>1.99997</text:p>
          </table:table-cell>
          <table:table-cell office:value-type="float" office:value="0.0164890289306641" calcext:value-type="float">
            <text:p>0.01649</text:p>
          </table:table-cell>
          <table:table-cell table:formula="of:=[.G16]/[.G11]" office:value-type="float" office:value="1.27884615384615" calcext:value-type="float">
            <text:p>1.27885</text:p>
          </table:table-cell>
          <table:table-cell office:value-type="float" office:value="0.0882301330566406" calcext:value-type="float">
            <text:p>0.08823</text:p>
          </table:table-cell>
          <table:table-cell table:formula="of:=[.I16]/[.I11]" office:value-type="float" office:value="2.38638576670342" calcext:value-type="float">
            <text:p>2.38639</text:p>
          </table:table-cell>
          <table:table-cell office:value-type="float" office:value="0.112431764602661" calcext:value-type="float">
            <text:p>0.11243</text:p>
          </table:table-cell>
          <table:table-cell table:formula="of:=[.K16]/[.K11]" office:value-type="float" office:value="2.07392405731324" calcext:value-type="float">
            <text:p>2.07392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000" calcext:value-type="float">
            <text:p>4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5021" calcext:value-type="float">
            <text:p>115021</text:p>
          </table:table-cell>
          <table:table-cell table:style-name="ce4" table:formula="of:=[.E17]/[.E12]" office:value-type="float" office:value="1.99998261202205" calcext:value-type="float">
            <text:p>1.99998</text:p>
          </table:table-cell>
          <table:table-cell table:style-name="ce4" office:value-type="float" office:value="0.0236709117889404" calcext:value-type="float">
            <text:p>0.02367</text:p>
          </table:table-cell>
          <table:table-cell table:style-name="ce4" table:formula="of:=[.G17]/[.G12]" office:value-type="float" office:value="1.4365522629934" calcext:value-type="float">
            <text:p>1.43655</text:p>
          </table:table-cell>
          <table:table-cell table:style-name="ce4" office:value-type="float" office:value="0.243519306182861" calcext:value-type="float">
            <text:p>0.24352</text:p>
          </table:table-cell>
          <table:table-cell table:style-name="ce4" table:formula="of:=[.I17]/[.I12]" office:value-type="float" office:value="2.75940564635958" calcext:value-type="float">
            <text:p>2.75941</text:p>
          </table:table-cell>
          <table:table-cell table:style-name="ce4" office:value-type="float" office:value="0.281540632247925" calcext:value-type="float">
            <text:p>0.28154</text:p>
          </table:table-cell>
          <table:table-cell table:style-name="ce4" table:formula="of:=[.K17]/[.K12]" office:value-type="float" office:value="2.50604191779426" calcext:value-type="float">
            <text:p>2.50604</text:p>
          </table:table-cell>
          <table:table-cell table:style-name="ce2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115021" calcext:value-type="float">
            <text:p>115021</text:p>
          </table:table-cell>
          <table:table-cell table:formula="of:=[.E18]/[.E13]" office:value-type="float" office:value="1.99998261202205" calcext:value-type="float">
            <text:p>1.99998</text:p>
          </table:table-cell>
          <table:table-cell office:value-type="float" office:value="0.0232329368591309" calcext:value-type="float">
            <text:p>0.02323</text:p>
          </table:table-cell>
          <table:table-cell table:formula="of:=[.G18]/[.G13]" office:value-type="float" office:value="1.40826059309787" calcext:value-type="float">
            <text:p>1.40826</text:p>
          </table:table-cell>
          <table:table-cell office:value-type="float" office:value="0.244330406188965" calcext:value-type="float">
            <text:p>0.24433</text:p>
          </table:table-cell>
          <table:table-cell table:formula="of:=[.I18]/[.I13]" office:value-type="float" office:value="2.77215391898289" calcext:value-type="float">
            <text:p>2.77215</text:p>
          </table:table-cell>
          <table:table-cell office:value-type="float" office:value="0.281976699829102" calcext:value-type="float">
            <text:p>0.28198</text:p>
          </table:table-cell>
          <table:table-cell table:formula="of:=[.K18]/[.K13]" office:value-type="float" office:value="2.50987016625002" calcext:value-type="float">
            <text:p>2.5098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115021" calcext:value-type="float">
            <text:p>115021</text:p>
          </table:table-cell>
          <table:table-cell table:formula="of:=[.E19]/[.E14]" office:value-type="float" office:value="1.99998261202205" calcext:value-type="float">
            <text:p>1.99998</text:p>
          </table:table-cell>
          <table:table-cell office:value-type="float" office:value="0.0231955051422119" calcext:value-type="float">
            <text:p>0.02320</text:p>
          </table:table-cell>
          <table:table-cell table:formula="of:=[.G19]/[.G14]" office:value-type="float" office:value="1.4207544138908" calcext:value-type="float">
            <text:p>1.42075</text:p>
          </table:table-cell>
          <table:table-cell office:value-type="float" office:value="0.246070384979248" calcext:value-type="float">
            <text:p>0.24607</text:p>
          </table:table-cell>
          <table:table-cell table:formula="of:=[.I19]/[.I14]" office:value-type="float" office:value="2.77189043435757" calcext:value-type="float">
            <text:p>2.77189</text:p>
          </table:table-cell>
          <table:table-cell office:value-type="float" office:value="0.28378963470459" calcext:value-type="float">
            <text:p>0.28379</text:p>
          </table:table-cell>
          <table:table-cell table:formula="of:=[.K19]/[.K14]" office:value-type="float" office:value="2.51599047969325" calcext:value-type="float">
            <text:p>2.5159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115021" calcext:value-type="float">
            <text:p>115021</text:p>
          </table:table-cell>
          <table:table-cell table:formula="of:=[.E20]/[.E15]" office:value-type="float" office:value="1.99998261202205" calcext:value-type="float">
            <text:p>1.99998</text:p>
          </table:table-cell>
          <table:table-cell office:value-type="float" office:value="0.0236105918884277" calcext:value-type="float">
            <text:p>0.02361</text:p>
          </table:table-cell>
          <table:table-cell table:formula="of:=[.G20]/[.G15]" office:value-type="float" office:value="1.42076267538952" calcext:value-type="float">
            <text:p>1.42076</text:p>
          </table:table-cell>
          <table:table-cell office:value-type="float" office:value="0.243920803070068" calcext:value-type="float">
            <text:p>0.24392</text:p>
          </table:table-cell>
          <table:table-cell table:formula="of:=[.I20]/[.I15]" office:value-type="float" office:value="2.74620848119138" calcext:value-type="float">
            <text:p>2.74621</text:p>
          </table:table-cell>
          <table:table-cell office:value-type="float" office:value="0.282034158706665" calcext:value-type="float">
            <text:p>0.28203</text:p>
          </table:table-cell>
          <table:table-cell table:formula="of:=[.K20]/[.K15]" office:value-type="float" office:value="2.49416906854797" calcext:value-type="float">
            <text:p>2.4941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115021" calcext:value-type="float">
            <text:p>115021</text:p>
          </table:table-cell>
          <table:table-cell table:formula="of:=[.E21]/[.E16]" office:value-type="float" office:value="1.99998261202205" calcext:value-type="float">
            <text:p>1.99998</text:p>
          </table:table-cell>
          <table:table-cell office:value-type="float" office:value="0.0232546329498291" calcext:value-type="float">
            <text:p>0.02325</text:p>
          </table:table-cell>
          <table:table-cell table:formula="of:=[.G21]/[.G16]" office:value-type="float" office:value="1.41030942741469" calcext:value-type="float">
            <text:p>1.41031</text:p>
          </table:table-cell>
          <table:table-cell office:value-type="float" office:value="0.242921113967895" calcext:value-type="float">
            <text:p>0.24292</text:p>
          </table:table-cell>
          <table:table-cell table:formula="of:=[.I21]/[.I16]" office:value-type="float" office:value="2.75326700246444" calcext:value-type="float">
            <text:p>2.75327</text:p>
          </table:table-cell>
          <table:table-cell office:value-type="float" office:value="0.28082799911499" calcext:value-type="float">
            <text:p>0.28083</text:p>
          </table:table-cell>
          <table:table-cell table:formula="of:=[.K21]/[.K16]" office:value-type="float" office:value="2.49776386688805" calcext:value-type="float">
            <text:p>2.49776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000" calcext:value-type="float">
            <text:p>8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0042" calcext:value-type="float">
            <text:p>230042</text:p>
          </table:table-cell>
          <table:table-cell table:style-name="ce4" table:formula="of:=[.E22]/[.E17]" office:value-type="float" office:value="2" calcext:value-type="float">
            <text:p>2.00000</text:p>
          </table:table-cell>
          <table:table-cell table:style-name="ce4" office:value-type="float" office:value="0.0373916625976562" calcext:value-type="float">
            <text:p>0.03739</text:p>
          </table:table-cell>
          <table:table-cell table:style-name="ce4" table:formula="of:=[.G22]/[.G17]" office:value-type="float" office:value="1.57964606226645" calcext:value-type="float">
            <text:p>1.57965</text:p>
          </table:table-cell>
          <table:table-cell table:style-name="ce4" office:value-type="float" office:value="0.735883474349976" calcext:value-type="float">
            <text:p>0.73588</text:p>
          </table:table-cell>
          <table:table-cell table:style-name="ce4" table:formula="of:=[.I22]/[.I17]" office:value-type="float" office:value="3.02186913179439" calcext:value-type="float">
            <text:p>3.02187</text:p>
          </table:table-cell>
          <table:table-cell table:style-name="ce4" office:value-type="float" office:value="0.801613092422485" calcext:value-type="float">
            <text:p>0.80161</text:p>
          </table:table-cell>
          <table:table-cell table:style-name="ce4" table:formula="of:=[.K22]/[.K17]" office:value-type="float" office:value="2.847237665207" calcext:value-type="float">
            <text:p>2.84724</text:p>
          </table:table-cell>
          <table:table-cell table:style-name="ce2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float" office:value="230042" calcext:value-type="float">
            <text:p>230042</text:p>
          </table:table-cell>
          <table:table-cell table:formula="of:=[.E23]/[.E18]" office:value-type="float" office:value="2" calcext:value-type="float">
            <text:p>2.00000</text:p>
          </table:table-cell>
          <table:table-cell office:value-type="float" office:value="0.0374035835266113" calcext:value-type="float">
            <text:p>0.03740</text:p>
          </table:table-cell>
          <table:table-cell table:formula="of:=[.G23]/[.G18]" office:value-type="float" office:value="1.6099378117111" calcext:value-type="float">
            <text:p>1.60994</text:p>
          </table:table-cell>
          <table:table-cell office:value-type="float" office:value="0.738191843032837" calcext:value-type="float">
            <text:p>0.73819</text:p>
          </table:table-cell>
          <table:table-cell table:formula="of:=[.I23]/[.I18]" office:value-type="float" office:value="3.02128521188607" calcext:value-type="float">
            <text:p>3.02129</text:p>
          </table:table-cell>
          <table:table-cell office:value-type="float" office:value="0.804067850112915" calcext:value-type="float">
            <text:p>0.80407</text:p>
          </table:table-cell>
          <table:table-cell table:formula="of:=[.K23]/[.K18]" office:value-type="float" office:value="2.85154004072052" calcext:value-type="float">
            <text:p>2.8515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float" office:value="230042" calcext:value-type="float">
            <text:p>230042</text:p>
          </table:table-cell>
          <table:table-cell table:formula="of:=[.E24]/[.E19]" office:value-type="float" office:value="2" calcext:value-type="float">
            <text:p>2.00000</text:p>
          </table:table-cell>
          <table:table-cell office:value-type="float" office:value="0.0373327732086182" calcext:value-type="float">
            <text:p>0.03733</text:p>
          </table:table-cell>
          <table:table-cell table:formula="of:=[.G24]/[.G19]" office:value-type="float" office:value="1.60948308647432" calcext:value-type="float">
            <text:p>1.60948</text:p>
          </table:table-cell>
          <table:table-cell office:value-type="float" office:value="0.759922742843628" calcext:value-type="float">
            <text:p>0.75992</text:p>
          </table:table-cell>
          <table:table-cell table:formula="of:=[.I24]/[.I19]" office:value-type="float" office:value="3.08823324232095" calcext:value-type="float">
            <text:p>3.08823</text:p>
          </table:table-cell>
          <table:table-cell office:value-type="float" office:value="0.8164" calcext:value-type="float">
            <text:p>0.81640</text:p>
          </table:table-cell>
          <table:table-cell table:formula="of:=[.K24]/[.K19]" office:value-type="float" office:value="2.87677878316391" calcext:value-type="float">
            <text:p>2.8767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float" office:value="230042" calcext:value-type="float">
            <text:p>230042</text:p>
          </table:table-cell>
          <table:table-cell table:formula="of:=[.E25]/[.E20]" office:value-type="float" office:value="2" calcext:value-type="float">
            <text:p>2.00000</text:p>
          </table:table-cell>
          <table:table-cell office:value-type="float" office:value="0.0386214256286621" calcext:value-type="float">
            <text:p>0.03862</text:p>
          </table:table-cell>
          <table:table-cell table:formula="of:=[.G25]/[.G20]" office:value-type="float" office:value="1.63576693931132" calcext:value-type="float">
            <text:p>1.63577</text:p>
          </table:table-cell>
          <table:table-cell office:value-type="float" office:value="0.738280057907105" calcext:value-type="float">
            <text:p>0.73828</text:p>
          </table:table-cell>
          <table:table-cell table:formula="of:=[.I25]/[.I20]" office:value-type="float" office:value="3.02672034781317" calcext:value-type="float">
            <text:p>3.02672</text:p>
          </table:table-cell>
          <table:table-cell office:value-type="float" office:value="0.805368900299072" calcext:value-type="float">
            <text:p>0.80537</text:p>
          </table:table-cell>
          <table:table-cell table:formula="of:=[.K25]/[.K20]" office:value-type="float" office:value="2.85557219023498" calcext:value-type="float">
            <text:p>2.8555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float" office:value="230042" calcext:value-type="float">
            <text:p>230042</text:p>
          </table:table-cell>
          <table:table-cell table:formula="of:=[.E26]/[.E21]" office:value-type="float" office:value="2" calcext:value-type="float">
            <text:p>2.00000</text:p>
          </table:table-cell>
          <table:table-cell office:value-type="float" office:value="0.0375277996063232" calcext:value-type="float">
            <text:p>0.03753</text:p>
          </table:table-cell>
          <table:table-cell table:formula="of:=[.G26]/[.G21]" office:value-type="float" office:value="1.61377733578027" calcext:value-type="float">
            <text:p>1.61378</text:p>
          </table:table-cell>
          <table:table-cell office:value-type="float" office:value="0.742103099822998" calcext:value-type="float">
            <text:p>0.74210</text:p>
          </table:table-cell>
          <table:table-cell table:formula="of:=[.I26]/[.I21]" office:value-type="float" office:value="3.05491395005324" calcext:value-type="float">
            <text:p>3.05491</text:p>
          </table:table-cell>
          <table:table-cell office:value-type="float" office:value="0.808254718780518" calcext:value-type="float">
            <text:p>0.80825</text:p>
          </table:table-cell>
          <table:table-cell table:formula="of:=[.K26]/[.K21]" office:value-type="float" office:value="2.87811301340207" calcext:value-type="float">
            <text:p>2.87811</text:p>
          </table:table-cell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ermos</text:p>
          </table:table-cell>
          <table:table-cell office:value-type="string" calcext:value-type="string">
            <text:p>Media Extração</text:p>
          </table:table-cell>
          <table:table-cell office:value-type="string" calcext:value-type="string">
            <text:p>Desvio Extração</text:p>
          </table:table-cell>
          <table:table-cell office:value-type="string" calcext:value-type="string">
            <text:p>Crescimento</text:p>
          </table:table-cell>
          <table:table-cell office:value-type="string" calcext:value-type="string">
            <text:p>Média Construção</text:p>
          </table:table-cell>
          <table:table-cell table:style-name="Default" office:value-type="string" calcext:value-type="string">
            <text:p>Desvio Construção</text:p>
          </table:table-cell>
          <table:table-cell table:style-name="Default" office:value-type="string" calcext:value-type="string">
            <text:p>Crescimento</text:p>
          </table:table-cell>
          <table:table-cell table:style-name="Default" office:value-type="string" calcext:value-type="string">
            <text:p>Média Total</text:p>
          </table:table-cell>
          <table:table-cell table:style-name="Default" office:value-type="string" calcext:value-type="string">
            <text:p>Desvio Total</text:p>
          </table:table-cell>
          <table:table-cell table:style-name="Default" office:value-type="string" calcext:value-type="string">
            <text:p>Crescimento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table:formula="of:=AVERAGE([.G2:.G6])" office:value-type="float" office:value="0.0286977767944336" calcext:value-type="float">
            <text:p>0.02870</text:p>
          </table:table-cell>
          <table:table-cell table:style-name="ce1" table:formula="of:=STDEV([.G2:.G6])" office:value-type="float" office:value="0.000583590009021571" calcext:value-type="float">
            <text:p>0.00058</text:p>
          </table:table-cell>
          <table:table-cell table:style-name="ce1" office:value-type="string" calcext:value-type="string">
            <text:p>-</text:p>
          </table:table-cell>
          <table:table-cell table:style-name="ce1" table:formula="of:=AVERAGE([.I2:.I6])" office:value-type="float" office:value="0.0166603088378906" calcext:value-type="float">
            <text:p>0.01666</text:p>
          </table:table-cell>
          <table:table-cell table:formula="of:=STDEV([.I2:.I6])" office:value-type="float" office:value="0.000114550587637005" calcext:value-type="float">
            <text:p>0.00011</text:p>
          </table:table-cell>
          <table:table-cell office:value-type="string" calcext:value-type="string">
            <text:p>-</text:p>
          </table:table-cell>
          <table:table-cell table:formula="of:=AVERAGE([.K2:.K6])" office:value-type="float" office:value="0.0477917671203613" calcext:value-type="float">
            <text:p>0.04779</text:p>
          </table:table-cell>
          <table:table-cell table:formula="of:=STDEV([.K2:.K6])" office:value-type="float" office:value="0.000531670742498532" calcext:value-type="float">
            <text:p>0.00053</text:p>
          </table:table-cell>
          <table:table-cell office:value-type="string" calcext:value-type="string">
            <text:p>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table:formula="of:=AVERAGE([.G7:.G11])" office:value-type="float" office:value="0.0127964496612549" calcext:value-type="float">
            <text:p>0.01280</text:p>
          </table:table-cell>
          <table:table-cell table:style-name="ce1" table:formula="of:=STDEV([.G7:.G11])" office:value-type="float" office:value="0.0000908344123102524" calcext:value-type="float">
            <text:p>0.00009</text:p>
          </table:table-cell>
          <table:table-cell table:style-name="ce1" table:formula="of:=[.B31]/[.B30]" office:value-type="float" office:value="0.445903867498787" calcext:value-type="float">
            <text:p>0.44590</text:p>
          </table:table-cell>
          <table:table-cell table:style-name="ce1" table:formula="of:=AVERAGE([.I7:.I11])" office:value-type="float" office:value="0.0370595932006836" calcext:value-type="float">
            <text:p>0.03706</text:p>
          </table:table-cell>
          <table:table-cell table:formula="of:=STDEV([.I7:.I11])" office:value-type="float" office:value="0.000473748287607102" calcext:value-type="float">
            <text:p>0.00047</text:p>
          </table:table-cell>
          <table:table-cell table:formula="of:=[.E31]/[.E30]" office:value-type="float" office:value="2.22442414251042" calcext:value-type="float">
            <text:p>2.22442</text:p>
          </table:table-cell>
          <table:table-cell table:formula="of:=AVERAGE([.K7:.K11])" office:value-type="float" office:value="0.0540728092193604" calcext:value-type="float">
            <text:p>0.05407</text:p>
          </table:table-cell>
          <table:table-cell table:formula="of:=STDEV([.K7:.K11])" office:value-type="float" office:value="0.000474177644864986" calcext:value-type="float">
            <text:p>0.00047</text:p>
          </table:table-cell>
          <table:table-cell table:formula="of:=[.H31]/[.H30]" office:value-type="float" office:value="1.13142519051829" calcext:value-type="float">
            <text:p>1.1314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table:formula="of:=AVERAGE([.G12:.G16])" office:value-type="float" office:value="0.0164817333221436" calcext:value-type="float">
            <text:p>0.01648</text:p>
          </table:table-cell>
          <table:table-cell table:style-name="ce1" table:formula="of:=STDEV([.G12:.G16])" office:value-type="float" office:value="0.000103867567734907" calcext:value-type="float">
            <text:p>0.00010</text:p>
          </table:table-cell>
          <table:table-cell table:style-name="ce1" table:formula="of:=[.B32]/[.B31]" office:value-type="float" office:value="1.28799266659462" calcext:value-type="float">
            <text:p>1.28799</text:p>
          </table:table-cell>
          <table:table-cell table:style-name="ce1" table:formula="of:=AVERAGE([.I12:.I16])" office:value-type="float" office:value="0.0884425163269043" calcext:value-type="float">
            <text:p>0.08844</text:p>
          </table:table-cell>
          <table:table-cell table:formula="of:=STDEV([.I12:.I16])" office:value-type="float" office:value="0.000327020845265023" calcext:value-type="float">
            <text:p>0.00033</text:p>
          </table:table-cell>
          <table:table-cell table:formula="of:=[.E32]/[.E31]" office:value-type="float" office:value="2.38649452647723" calcext:value-type="float">
            <text:p>2.38649</text:p>
          </table:table-cell>
          <table:table-cell table:formula="of:=AVERAGE([.K12:.K16])" office:value-type="float" office:value="0.112599086761475" calcext:value-type="float">
            <text:p>0.11260</text:p>
          </table:table-cell>
          <table:table-cell table:formula="of:=STDEV([.K12:.K16])" office:value-type="float" office:value="0.000325232541857091" calcext:value-type="float">
            <text:p>0.00033</text:p>
          </table:table-cell>
          <table:table-cell table:formula="of:=[.H32]/[.H31]" office:value-type="float" office:value="2.08236058727201" calcext:value-type="float">
            <text:p>2.08236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" table:formula="of:=AVERAGE([.G17:.G21])" office:value-type="float" office:value="0.023392915725708" calcext:value-type="float">
            <text:p>0.02339</text:p>
          </table:table-cell>
          <table:table-cell table:style-name="ce1" table:formula="of:=STDEV([.G17:.G21])" office:value-type="float" office:value="0.000228227422389085" calcext:value-type="float">
            <text:p>0.00023</text:p>
          </table:table-cell>
          <table:table-cell table:style-name="ce1" table:formula="of:=[.B33]/[.B32]" office:value-type="float" office:value="1.41932376094686" calcext:value-type="float">
            <text:p>1.41932</text:p>
          </table:table-cell>
          <table:table-cell table:style-name="ce1" table:formula="of:=AVERAGE([.I17:.I21])" office:value-type="float" office:value="0.244152402877808" calcext:value-type="float">
            <text:p>0.24415</text:p>
          </table:table-cell>
          <table:table-cell table:formula="of:=STDEV([.I17:.I21])" office:value-type="float" office:value="0.00119172803063431" calcext:value-type="float">
            <text:p>0.00119</text:p>
          </table:table-cell>
          <table:table-cell table:formula="of:=[.E33]/[.E32]" office:value-type="float" office:value="2.76057729944457" calcext:value-type="float">
            <text:p>2.76058</text:p>
          </table:table-cell>
          <table:table-cell table:formula="of:=AVERAGE([.K17:.K21])" office:value-type="float" office:value="0.282033824920654" calcext:value-type="float">
            <text:p>0.28203</text:p>
          </table:table-cell>
          <table:table-cell table:formula="of:=STDEV([.K17:.K21])" office:value-type="float" office:value="0.00109354769796535" calcext:value-type="float">
            <text:p>0.00109</text:p>
          </table:table-cell>
          <table:table-cell table:formula="of:=[.H33]/[.H32]" office:value-type="float" office:value="2.50476121105763" calcext:value-type="float">
            <text:p>2.50476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1" table:formula="of:=AVERAGE([.G22:.G26])" office:value-type="float" office:value="0.0376554489135742" calcext:value-type="float">
            <text:p>0.03766</text:p>
          </table:table-cell>
          <table:table-cell table:style-name="ce1" table:formula="of:=STDEV([.G22:.G26])" office:value-type="float" office:value="0.000544643085864052" calcext:value-type="float">
            <text:p>0.00054</text:p>
          </table:table-cell>
          <table:table-cell table:style-name="ce1" table:formula="of:=[.B34]/[.B33]" office:value-type="float" office:value="1.60969454834534" calcext:value-type="float">
            <text:p>1.60969</text:p>
          </table:table-cell>
          <table:table-cell table:style-name="ce1" table:formula="of:=AVERAGE([.I22:.I26])" office:value-type="float" office:value="0.742876243591309" calcext:value-type="float">
            <text:p>0.74288</text:p>
          </table:table-cell>
          <table:table-cell table:formula="of:=STDEV([.I22:.I26])" office:value-type="float" office:value="0.00978708640434203" calcext:value-type="float">
            <text:p>0.00979</text:p>
          </table:table-cell>
          <table:table-cell table:formula="of:=[.E34]/[.E33]" office:value-type="float" office:value="3.04267430848551" calcext:value-type="float">
            <text:p>3.04267</text:p>
          </table:table-cell>
          <table:table-cell table:formula="of:=AVERAGE([.K22:.K26])" office:value-type="float" office:value="0.807140912322998" calcext:value-type="float">
            <text:p>0.80714</text:p>
          </table:table-cell>
          <table:table-cell table:formula="of:=STDEV([.K22:.K26])" office:value-type="float" office:value="0.005703327981269" calcext:value-type="float">
            <text:p>0.00570</text:p>
          </table:table-cell>
          <table:table-cell table:formula="of:=[.H34]/[.H33]" office:value-type="float" office:value="2.86185854675436" calcext:value-type="float">
            <text:p>2.86186</text:p>
          </table:table-cell>
          <table:table-cell table:style-name="Default" table:number-columns-repeated="2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5" loext:min-decimal-places="5" number:min-integer-digits="0" number:grouping="true"/>
    </number:number-style>
    <number:number-style style:name="N125">
      <number:number number:decimal-places="5" loext:min-decimal-places="5" number:min-integer-digits="1" number:grouping="true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Eczar" style:font-family-complex="Eczar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 style:data-style-name="N2" text:time-value="15:07:03.985897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6:54:21.484002181</meta:creation-date>
    <dc:date>2018-05-30T15:20:17.660370641</dc:date>
    <meta:editing-duration>PT1H11M2S</meta:editing-duration>
    <meta:editing-cycles>14</meta:editing-cycles>
    <meta:generator>LibreOffice/6.0.4.2$Linux_X86_64 LibreOffice_project/00m0$Build-2</meta:generator>
    <meta:document-statistic meta:table-count="1" meta:cell-count="372" meta:object-count="0"/>
  </office:meta>
</office:document-meta>
</file>